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53df" officeooo:paragraph-rsid="000853df"/>
    </style:style>
    <style:style style:name="P2" style:family="paragraph" style:parent-style-name="Standard" style:list-style-name="L1">
      <style:text-properties officeooo:rsid="000853df" officeooo:paragraph-rsid="000853df"/>
    </style:style>
    <style:style style:name="P3" style:family="paragraph" style:parent-style-name="Standard" style:list-style-name="L1">
      <style:text-properties officeooo:rsid="00086508" officeooo:paragraph-rsid="000865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TS2 Installation Checklist</text:p>
      <text:p text:style-name="P1"/>
      <text:p text:style-name="P1">The following is a list of things that need to be done to move to the new CTS2 system.</text:p>
      <text:p text:style-name="P1"/>
      <text:list xml:id="list1891330327" text:style-name="L1">
        <text:list-item>
          <text:p text:style-name="P2">Identify a cut-over date to commence use of CTS2.</text:p>
          <text:list>
            <text:list-item>
              <text:p text:style-name="P2">Develop user videos to provide a brief overview of the system's basic functionality.</text:p>
            </text:list-item>
            <text:list-item>
              <text:p text:style-name="P2">Create user quick guide document for easy hard copy reference.</text:p>
            </text:list-item>
          </text:list>
        </text:list-item>
        <text:list-item>
          <text:p text:style-name="P2">Review and update the system user registration info. </text:p>
        </text:list-item>
        <text:list-item>
          <text:p text:style-name="P2">Review and move the bulletin board items from the old system into CTS2. </text:p>
        </text:list-item>
        <text:list-item>
          <text:p text:style-name="P2">Review and update the resource links on the old system and make sure they are available on the new.</text:p>
        </text:list-item>
        <text:list-item>
          <text:p text:style-name="P2">Review and update the documentation on the old system and move to the new.</text:p>
          <text:list>
            <text:list-item>
              <text:p text:style-name="P2">Copy the entire library from the old to the new CTS2.</text:p>
            </text:list-item>
            <text:list-item>
              <text:p text:style-name="P2">Develop the group names that should be associated with the document groups.</text:p>
            </text:list-item>
            <text:list-item>
              <text:p text:style-name="P2">Renumber the documents to reflect the new groupings.</text:p>
            </text:list-item>
          </text:list>
        </text:list-item>
        <text:list-item>
          <text:p text:style-name="P3">Establish the starting call number for the CTS2 system.</text:p>
        </text:list-item>
        <text:list-item>
          <text:p text:style-name="P3">Review and identify any additional reporting requiremen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Klinzman</meta:initial-creator>
    <meta:creation-date>2010-04-13T12:05:18</meta:creation-date>
    <dc:date>2018-10-24T10:53:23.930085343</dc:date>
    <dc:creator>Dave Klinzman</dc:creator>
    <meta:editing-duration>PT16M14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14" meta:word-count="167" meta:character-count="911" meta:non-whitespace-character-count="768"/>
  </office:meta>
</office:document-meta>
</file>